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B0000017B57DF6964F62E17DE.png" manifest:media-type="image/png"/>
  <manifest:file-entry manifest:full-path="Pictures/100004650000272A0000272A3272B47F7E847FF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8701in" svg:height="7.8701in" draw:z-index="0"><draw:image xlink:href="Pictures/100004650000272A0000272A3272B47F7E847FF8.svg" xlink:type="simple" xlink:show="embed" xlink:actuate="onLoad" loext:mime-type="image/svg+xml"/><draw:image xlink:href="Pictures/100002010000017B0000017B57DF6964F62E17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1:35:20.285882411</meta:creation-date>
    <dc:date>2021-12-22T11:35:44.113080635</dc:date>
    <meta:editing-duration>PT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